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ahoma2" svg:font-family="Tahoma"/>
    <style:font-face style:name="Times New Roman3" svg:font-family="'Times New Roman'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8" style:family="table">
      <style:table-properties style:width="17.27cm" fo:margin-left="0cm" table:align="left" style:writing-mode="lr-tb"/>
    </style:style>
    <style:style style:name="Таблица8.A" style:family="table-column">
      <style:table-column-properties style:column-width="1.73cm"/>
    </style:style>
    <style:style style:name="Таблица8.B" style:family="table-column">
      <style:table-column-properties style:column-width="15.54cm"/>
    </style:style>
    <style:style style:name="Таблица8.1" style:family="table-row">
      <style:table-row-properties style:min-row-height="0.609cm" style:use-optimal-row-height="false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Preformatted_20_Text">
      <style:text-properties officeooo:paragraph-rsid="0034832b"/>
    </style:style>
    <style:style style:name="P2" style:family="paragraph" style:parent-style-name="Preformatted_20_Text">
      <style:text-properties officeooo:rsid="002c562b" officeooo:paragraph-rsid="006741cb"/>
    </style:style>
    <style:style style:name="P3" style:family="paragraph" style:parent-style-name="Preformatted_20_Text">
      <style:text-properties officeooo:paragraph-rsid="006741cb"/>
    </style:style>
    <style:style style:name="P4" style:family="paragraph" style:parent-style-name="Text_20_body">
      <style:text-properties officeooo:paragraph-rsid="000d82c1"/>
    </style:style>
    <style:style style:name="P5" style:family="paragraph" style:parent-style-name="Text_20_body">
      <style:text-properties officeooo:paragraph-rsid="00259ec1"/>
    </style:style>
    <style:style style:name="P6" style:family="paragraph" style:parent-style-name="Text_20_body">
      <style:text-properties officeooo:paragraph-rsid="0034832b"/>
    </style:style>
    <style:style style:name="P7" style:family="paragraph" style:parent-style-name="Text_20_body">
      <style:text-properties officeooo:paragraph-rsid="003bdbc8"/>
    </style:style>
    <style:style style:name="P8" style:family="paragraph" style:parent-style-name="Text_20_body">
      <style:text-properties officeooo:paragraph-rsid="0045aac6"/>
    </style:style>
    <style:style style:name="P9" style:family="paragraph" style:parent-style-name="Text_20_body">
      <style:text-properties officeooo:paragraph-rsid="0047f6b7"/>
    </style:style>
    <style:style style:name="P10" style:family="paragraph" style:parent-style-name="Text_20_body">
      <style:text-properties officeooo:paragraph-rsid="005157f0"/>
    </style:style>
    <style:style style:name="P11" style:family="paragraph" style:parent-style-name="Text_20_body">
      <style:text-properties officeooo:rsid="003b0ccf" officeooo:paragraph-rsid="0045aac6"/>
    </style:style>
    <style:style style:name="P12" style:family="paragraph" style:parent-style-name="Text_20_body">
      <style:text-properties officeooo:rsid="003b0ccf" officeooo:paragraph-rsid="005157f0"/>
    </style:style>
    <style:style style:name="P13" style:family="paragraph" style:parent-style-name="Text_20_body">
      <style:text-properties officeooo:rsid="003bdbc8" officeooo:paragraph-rsid="00587b4c"/>
    </style:style>
    <style:style style:name="P14" style:family="paragraph" style:parent-style-name="Text_20_body">
      <style:text-properties officeooo:rsid="003bdbc8" officeooo:paragraph-rsid="00589035"/>
    </style:style>
    <style:style style:name="P15" style:family="paragraph" style:parent-style-name="Text_20_body">
      <style:text-properties officeooo:rsid="0051cecd" officeooo:paragraph-rsid="00587b4c"/>
    </style:style>
    <style:style style:name="P16" style:family="paragraph" style:parent-style-name="Text_20_body">
      <style:text-properties officeooo:rsid="0052c083" officeooo:paragraph-rsid="00568408"/>
    </style:style>
    <style:style style:name="P17" style:family="paragraph" style:parent-style-name="Text_20_body">
      <style:text-properties officeooo:paragraph-rsid="005a8382"/>
    </style:style>
    <style:style style:name="P18" style:family="paragraph" style:parent-style-name="Text_20_body">
      <style:text-properties officeooo:rsid="005b5797" officeooo:paragraph-rsid="005b5797"/>
    </style:style>
    <style:style style:name="P19" style:family="paragraph" style:parent-style-name="Text_20_body">
      <style:text-properties officeooo:rsid="005e5a1f" officeooo:paragraph-rsid="005e5a1f"/>
    </style:style>
    <style:style style:name="P20" style:family="paragraph" style:parent-style-name="Text_20_body">
      <style:text-properties officeooo:rsid="0061a4d9" officeooo:paragraph-rsid="0061a4d9"/>
    </style:style>
    <style:style style:name="P21" style:family="paragraph" style:parent-style-name="Text_20_body">
      <style:text-properties officeooo:rsid="00633112" officeooo:paragraph-rsid="00633112"/>
    </style:style>
    <style:style style:name="P22" style:family="paragraph" style:parent-style-name="Text_20_body">
      <style:text-properties officeooo:rsid="00633112" officeooo:paragraph-rsid="006741cb"/>
    </style:style>
    <style:style style:name="P23" style:family="paragraph" style:parent-style-name="Text_20_body">
      <style:text-properties officeooo:paragraph-rsid="006741cb"/>
    </style:style>
    <style:style style:name="P24" style:family="paragraph" style:parent-style-name="Text_20_body">
      <style:text-properties officeooo:rsid="006741cb" officeooo:paragraph-rsid="006741cb"/>
    </style:style>
    <style:style style:name="P25" style:family="paragraph" style:parent-style-name="Text_20_body">
      <style:text-properties officeooo:rsid="001d25b9" officeooo:paragraph-rsid="006741cb"/>
    </style:style>
    <style:style style:name="P26" style:family="paragraph" style:parent-style-name="Text_20_body">
      <style:text-properties officeooo:rsid="001d25b9" officeooo:paragraph-rsid="006ba183"/>
    </style:style>
    <style:style style:name="P27" style:family="paragraph" style:parent-style-name="Text_20_body">
      <style:text-properties officeooo:rsid="001d25b9" officeooo:paragraph-rsid="006c9021"/>
    </style:style>
    <style:style style:name="P28" style:family="paragraph" style:parent-style-name="Text_20_body">
      <style:text-properties officeooo:rsid="006930e6" officeooo:paragraph-rsid="006930e6"/>
    </style:style>
    <style:style style:name="P29" style:family="paragraph" style:parent-style-name="Text_20_body">
      <style:text-properties officeooo:rsid="004855b0" officeooo:paragraph-rsid="006a9c0b"/>
    </style:style>
    <style:style style:name="P30" style:family="paragraph" style:parent-style-name="Text_20_body">
      <style:text-properties officeooo:paragraph-rsid="006a9c0b"/>
    </style:style>
    <style:style style:name="P31" style:family="paragraph" style:parent-style-name="Text_20_body">
      <style:text-properties officeooo:rsid="002b321e" officeooo:paragraph-rsid="006a9c0b"/>
    </style:style>
    <style:style style:name="P32" style:family="paragraph" style:parent-style-name="Основной_20_текст_20_без_20_отступа">
      <style:text-properties officeooo:paragraph-rsid="0034832b"/>
    </style:style>
    <style:style style:name="P33" style:family="paragraph" style:parent-style-name="Основной_20_текст_20_без_20_отступа">
      <style:text-properties officeooo:rsid="001d25b9" officeooo:paragraph-rsid="006741cb"/>
    </style:style>
    <style:style style:name="P34" style:family="paragraph" style:parent-style-name="Основной_20_текст_20_без_20_отступа">
      <style:text-properties officeooo:paragraph-rsid="006741cb"/>
    </style:style>
    <style:style style:name="P35" style:family="paragraph" style:parent-style-name="Table_20_Contents">
      <style:text-properties officeooo:rsid="003bdbc8" officeooo:paragraph-rsid="003bdbc8"/>
    </style:style>
    <style:style style:name="P36" style:family="paragraph" style:parent-style-name="Table_20_Contents">
      <style:text-properties officeooo:rsid="005d8270" officeooo:paragraph-rsid="005d8270"/>
    </style:style>
    <style:style style:name="P37" style:family="paragraph" style:parent-style-name="Table_20_Contents">
      <style:text-properties officeooo:paragraph-rsid="00615f7d"/>
    </style:style>
    <style:style style:name="P38" style:family="paragraph" style:parent-style-name="Table_20_Contents">
      <style:text-properties fo:language="ru" fo:country="RU" officeooo:rsid="0054bfe7" officeooo:paragraph-rsid="0054bfe7" style:language-complex="ar" style:country-complex="SA"/>
    </style:style>
    <style:style style:name="P39" style:family="paragraph" style:parent-style-name="Текст_20_сноски">
      <style:paragraph-properties fo:text-align="justify" style:justify-single-word="false"/>
    </style:style>
    <style:style style:name="P40" style:family="paragraph" style:parent-style-name="Heading_20_1">
      <style:text-properties officeooo:rsid="005157f0" officeooo:paragraph-rsid="005157f0"/>
    </style:style>
    <style:style style:name="P41" style:family="paragraph" style:parent-style-name="Standard">
      <style:text-properties officeooo:rsid="001d25b9" officeooo:paragraph-rsid="006741cb"/>
    </style:style>
    <style:style style:name="P42" style:family="paragraph" style:parent-style-name="Текст_20_в_20_заданном_20_формате_20_без_20_отступа_20_мелкий">
      <style:text-properties officeooo:rsid="001d25b9" officeooo:paragraph-rsid="006741cb"/>
    </style:style>
    <style:style style:name="P43" style:family="paragraph" style:parent-style-name="Текст_20_в_20_заданном_20_формате_20_без_20_отступа_20_мелкий">
      <style:text-properties officeooo:rsid="0034938a" officeooo:paragraph-rsid="006741cb"/>
    </style:style>
    <style:style style:name="P44" style:family="paragraph" style:parent-style-name="Текст_20_в_20_заданном_20_формате_20_без_20_отступа_20_мелкий">
      <style:text-properties officeooo:paragraph-rsid="006741cb"/>
    </style:style>
    <style:style style:name="P45" style:family="paragraph" style:parent-style-name="Текст_20_в_20_заданном_20_формате_20_без_20_отступа_20_мелкий">
      <style:text-properties officeooo:rsid="0048fcf4" officeooo:paragraph-rsid="006a9c0b"/>
    </style:style>
    <style:style style:name="P46" style:family="paragraph" style:parent-style-name="Text_20_body">
      <style:text-properties officeooo:paragraph-rsid="007a3dc7"/>
    </style:style>
    <style:style style:name="P47" style:family="paragraph" style:parent-style-name="Heading_20_2">
      <style:text-properties officeooo:paragraph-rsid="0034832b"/>
    </style:style>
    <style:style style:name="P48" style:family="paragraph" style:parent-style-name="Heading_20_2">
      <style:text-properties officeooo:paragraph-rsid="0034832b" style:font-name-asian="Times New Roman2" style:font-name-complex="Times New Roman2" style:font-size-complex="3pt"/>
    </style:style>
    <style:style style:name="P49" style:family="paragraph" style:parent-style-name="Heading_20_1" style:master-page-name="Standard">
      <style:paragraph-properties style:page-number="auto"/>
    </style:style>
    <style:style style:name="P50" style:family="paragraph" style:parent-style-name="Heading_20_3">
      <style:text-properties officeooo:paragraph-rsid="006741cb"/>
    </style:style>
    <style:style style:name="P51" style:family="paragraph" style:parent-style-name="Heading_20_4">
      <style:text-properties officeooo:rsid="002b321e" officeooo:paragraph-rsid="006741cb"/>
    </style:style>
    <style:style style:name="P52" style:family="paragraph" style:parent-style-name="Heading_20_4">
      <style:text-properties officeooo:paragraph-rsid="006741cb"/>
    </style:style>
    <style:style style:name="P53" style:family="paragraph" style:parent-style-name="Heading_20_4">
      <style:text-properties officeooo:rsid="0078b3e9" officeooo:paragraph-rsid="0078b3e9"/>
    </style:style>
    <style:style style:name="P54" style:family="paragraph" style:parent-style-name="Heading_20_5">
      <style:text-properties officeooo:paragraph-rsid="006741cb"/>
    </style:style>
    <style:style style:name="T1" style:family="text">
      <style:text-properties officeooo:rsid="002b321e"/>
    </style:style>
    <style:style style:name="T2" style:family="text">
      <style:text-properties fo:font-weight="bold"/>
    </style:style>
    <style:style style:name="T3" style:family="text">
      <style:text-properties officeooo:rsid="002e1849"/>
    </style:style>
    <style:style style:name="T4" style:family="text">
      <style:text-properties officeooo:rsid="003460ea"/>
    </style:style>
    <style:style style:name="T5" style:family="text">
      <style:text-properties style:text-position="sub 58%" officeooo:rsid="003460ea"/>
    </style:style>
    <style:style style:name="T6" style:family="text">
      <style:text-properties officeooo:rsid="001d25b9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3bdbc8"/>
    </style:style>
    <style:style style:name="T9" style:family="text">
      <style:text-properties fo:language="ru" fo:country="RU" officeooo:rsid="00556a10"/>
    </style:style>
    <style:style style:name="T10" style:family="text">
      <style:text-properties style:font-name="Times New Roman2" style:font-name-complex="Times New Roman2"/>
    </style:style>
    <style:style style:name="T11" style:family="text">
      <style:text-properties style:font-name="Times New Roman2" officeooo:rsid="003bdbc8" style:font-name-complex="Times New Roman2"/>
    </style:style>
    <style:style style:name="T12" style:family="text">
      <style:text-properties style:font-name="Times New Roman2" officeooo:rsid="003dc56f" style:font-name-complex="Times New Roman2"/>
    </style:style>
    <style:style style:name="T13" style:family="text">
      <style:text-properties style:font-name="Times New Roman2" officeooo:rsid="0042b590" style:font-name-complex="Times New Roman2"/>
    </style:style>
    <style:style style:name="T14" style:family="text">
      <style:text-properties style:font-name="Times New Roman2" officeooo:rsid="00739dd7" style:font-name-complex="Times New Roman2"/>
    </style:style>
    <style:style style:name="T15" style:family="text">
      <style:text-properties style:font-name="Times New Roman2" style:font-name-asian="Times New Roman2" style:font-name-complex="Times New Roman2"/>
    </style:style>
    <style:style style:name="T16" style:family="text">
      <style:text-properties style:font-name="Times New Roman2" fo:language="ru" fo:country="RU" officeooo:rsid="003bdbc8" style:font-name-complex="Times New Roman2"/>
    </style:style>
    <style:style style:name="T17" style:family="text">
      <style:text-properties fo:language="en" fo:country="US"/>
    </style:style>
    <style:style style:name="T18" style:family="text">
      <style:text-properties officeooo:rsid="003b0ccf"/>
    </style:style>
    <style:style style:name="T19" style:family="text">
      <style:text-properties officeooo:rsid="003bdbc8"/>
    </style:style>
    <style:style style:name="T20" style:family="text">
      <style:text-properties officeooo:rsid="003fab0c"/>
    </style:style>
    <style:style style:name="T21" style:family="text">
      <style:text-properties officeooo:rsid="0042b590"/>
    </style:style>
    <style:style style:name="T22" style:family="text">
      <style:text-properties officeooo:rsid="0045aac6"/>
    </style:style>
    <style:style style:name="T23" style:family="text">
      <style:text-properties officeooo:rsid="0047f6b7"/>
    </style:style>
    <style:style style:name="T24" style:family="text">
      <style:text-properties officeooo:rsid="004a56fc"/>
    </style:style>
    <style:style style:name="T25" style:family="text">
      <style:text-properties officeooo:rsid="005157f0"/>
    </style:style>
    <style:style style:name="T26" style:family="text">
      <style:text-properties officeooo:rsid="0051cecd"/>
    </style:style>
    <style:style style:name="T27" style:family="text">
      <style:text-properties officeooo:rsid="0052c083"/>
    </style:style>
    <style:style style:name="T28" style:family="text">
      <style:text-properties officeooo:rsid="00587b4c"/>
    </style:style>
    <style:style style:name="T29" style:family="text">
      <style:text-properties officeooo:rsid="00589035"/>
    </style:style>
    <style:style style:name="T30" style:family="text">
      <style:text-properties officeooo:rsid="00589b69"/>
    </style:style>
    <style:style style:name="T31" style:family="text">
      <style:text-properties officeooo:rsid="005a8382"/>
    </style:style>
    <style:style style:name="T32" style:family="text">
      <style:text-properties officeooo:rsid="005b5797"/>
    </style:style>
    <style:style style:name="T33" style:family="text">
      <style:text-properties officeooo:rsid="005c7c37"/>
    </style:style>
    <style:style style:name="T34" style:family="text">
      <style:text-properties officeooo:rsid="00601856"/>
    </style:style>
    <style:style style:name="T35" style:family="text">
      <style:text-properties officeooo:rsid="00615f7d"/>
    </style:style>
    <style:style style:name="T36" style:family="text">
      <style:text-properties officeooo:rsid="0054bfe7"/>
    </style:style>
    <style:style style:name="T37" style:family="text">
      <style:text-properties officeooo:rsid="0061a4d9"/>
    </style:style>
    <style:style style:name="T38" style:family="text">
      <style:text-properties officeooo:rsid="00633112"/>
    </style:style>
    <style:style style:name="T39" style:family="text">
      <style:text-properties officeooo:rsid="0063b327"/>
    </style:style>
    <style:style style:name="T40" style:family="text">
      <style:text-properties officeooo:rsid="00650ce8"/>
    </style:style>
    <style:style style:name="T41" style:family="text">
      <style:text-properties officeooo:rsid="006741cb"/>
    </style:style>
    <style:style style:name="T42" style:family="text">
      <style:text-properties officeooo:rsid="006a9c0b"/>
    </style:style>
    <style:style style:name="T43" style:family="text">
      <style:text-properties officeooo:rsid="006ba183"/>
    </style:style>
    <style:style style:name="T44" style:family="text">
      <style:text-properties officeooo:rsid="006c9021"/>
    </style:style>
    <style:style style:name="T45" style:family="text">
      <style:text-properties officeooo:rsid="006ff235"/>
    </style:style>
    <style:style style:name="T46" style:family="text">
      <style:text-properties officeooo:rsid="0071f3ab"/>
    </style:style>
    <style:style style:name="T47" style:family="text">
      <style:text-properties officeooo:rsid="0074c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Лабораторная работа № <text:span text:style-name="T25">3</text:span></text:p>
      <text:p text:style-name="P40">Проектирование формата файлов. Работа с двоичным представлением информации на ЯВУ</text:p>
      <text:p text:style-name="P4"><text:span text:style-name="Strong_20_Emphasis">Цель работы:</text:span> <text:span text:style-name="T25">научиться создавать и обрабатывать двоичные файлы на ЯВУ.</text:span></text:p>
      <text:h text:style-name="P47" text:outline-level="2">Задание на лабораторную работу</text:h>
      <text:p text:style-name="P10">1. <text:span text:style-name="T25">Выбрать</text:span> сигнатуру (<text:span text:style-name="T18">постоянную для команды</text:span> и уникальную в пределах группы) <text:span text:style-name="T25">для маркировки формата, разработанного данной командой.</text:span></text:p>
      <text:p text:style-name="P6"><text:span text:style-name="T25">2</text:span>. Разработать формат файла-архива, хранящего <text:span text:style-name="T21">заголовок, данные, необходимые для декодирования</text:span> <text:span text:style-name="T21">и закодированные</text:span> данные. Заголовок должен содержать сигнатуру, <text:span text:style-name="T18">а также иные</text:span> данные, необходимые для различения формата и декодирования файла-архива.</text:p>
      <text:p text:style-name="P12">Выбранные в данной лабораторной работе сигнатуру и формат файла необходимо использовать во всех позднейших программах кодирования/декодирования. <text:span text:style-name="T25">С</text:span>оответственно, <text:span text:style-name="T25">заголовок должен включать как постоянную часть, необходимую для различения конкретного подтипа формата, так и </text:span>элементы, завис<text:span text:style-name="T25">ящие</text:span> от <text:span text:style-name="T25">подтипа/</text:span>алгоритма кодирования.</text:p>
      <text:p text:style-name="P19">Необходимо предусмотреть в разработанном формате возможность следующих видов кодирования:</text:p>
      <text:p text:style-name="P19">— энтропийное сжатие (с учётом частотности);</text:p>
      <text:p text:style-name="P19">— сжатие с учётом контекста;</text:p>
      <text:p text:style-name="P19">— защита от помех;</text:p>
      <text:p text:style-name="P19">причём необходимо учесть, что </text:p>
      <text:p text:style-name="P19">— к одному файлу может последовательно применяться несколько видов кодирования;</text:p>
      <text:p text:style-name="P19">— один вид кодирования включает несколько методов (так, энтропийное сжатие включает и метод Хаффмана, и арифметическое сжатие); а один и тот же метод кодирования может быть реализован различными способами.</text:p>
      <text:p text:style-name="P9">Описать структуру файла в отчёте.</text:p>
      <text:p text:style-name="P9"><text:span text:style-name="T23">4. Н</text:span>аписать программу кодирования/декодирования, использующую разработанный формат для <text:span text:style-name="T26">хранения файла/файлов без сжатия, защиты от помех, шифрования либо иных изменений</text:span>.</text:p>
      <text:p text:style-name="P13"><text:soft-page-break/>В простейшем случае <text:span text:style-name="T28">файл-архив разработанного формата</text:span> долж<text:span text:style-name="T28">ен</text:span> <text:span text:style-name="T26">хранить</text:span> од<text:span text:style-name="T26">ин</text:span> файл (не только текстов<text:span text:style-name="T26">ый</text:span>, но и любо<text:span text:style-name="T26">й</text:span> бинарн<text:span text:style-name="T26">ый</text:span>) <text:span text:style-name="T29">и содержать</text:span></text:p>
      <text:p text:style-name="P13">— <text:span text:style-name="T28">заголовок;</text:span></text:p>
      <text:p text:style-name="P15">— оригинальное имя файла;</text:p>
      <text:p text:style-name="P14"><text:span text:style-name="T26">— несжатые данные файла</text:span>.</text:p>
      <text:p text:style-name="P28">Имя архива и расширение при кодировании могут задаваться произвольно (для единообразия можно использовать, например, расширение .otik); при декодировании тип файла должен определяться по заголовку, а не по расширению.</text:p>
      <text:p text:style-name="Text_20_body"><text:span text:style-name="T24">Ф</text:span>ункционал <text:span text:style-name="T24">программы:</text:span></text:p>
      <text:p text:style-name="P8">— на вход программы поступает либо файл, содержащий исходный текст, либо файл-архив, содержащий заголовок (разработанная сигнатура файла и, при необходимости, дополнительная информация) и данные. Режим работы (<text:span text:style-name="T27">кодирование</text:span>, <text:span text:style-name="T27">декодирование</text:span>, тестирование<text:span text:style-name="Знак_20_сноски"><text:note text:id="ftn1" text:note-class="footnote"><text:note-citation>1</text:note-citation><text:note-body><text:p text:style-name="P39"><text:span text:style-name="Основной_20_шрифт_20_абзаца"><text:span text:style-name="T10"><text:s/></text:span></text:span><text:span text:style-name="Основной_20_шрифт_20_абзаца"><text:span text:style-name="T15">В простейшем случае предполагается проверка целостности заголовка файла.</text:span></text:span></text:p></text:note-body></text:note></text:span> архива, просмотр содержимого архива<text:span text:style-name="Знак_20_сноски"><text:note text:id="ftn2" text:note-class="footnote"><text:note-citation>2</text:note-citation><text:note-body><text:p text:style-name="P39"><text:span text:style-name="Основной_20_шрифт_20_абзаца"><text:span text:style-name="T10"><text:s/>Достаточно вывести названия файлов, хранящихся в архиве, и их формат.</text:span></text:span></text:p></text:note-body></text:note></text:span>) задаётся с помощью параметров командной строки, с помощью <text:span text:style-name="Основной_20_шрифт_20_абзаца"><text:span text:style-name="T17">GUI</text:span></text:span>, либо выбирается исходя из анализа заголовка входного файла;</text:p>
      <text:p text:style-name="P8">— в режиме <text:span text:style-name="T27">кодирования</text:span> программа в результате обработки исходного файла формирует файл-архив, содержащий <text:span text:style-name="T27">заголовок и</text:span> данные. <text:span text:style-name="T27">Если на входе уже файл-архив с соответствующей сигнатурой, выдавать сообщение об ошибке и не выполнять кодирование (при желании можно предусмотреть опцию, включающее такое кодирование, но она должна быть отключаемой)</text:span>;</text:p>
      <text:p text:style-name="P17">— в режиме <text:span text:style-name="T27">декодирования</text:span> программа анализирует файл-архив и восстанавливает исходный файл (если формат архива соответствует разработанному ранее, <text:span text:style-name="T30">а конкретный вариант формата — заданию</text:span>). <text:span text:style-name="T31">В случае некорректного файла на входе должно выдаваться сообщение об ошибке.</text:span></text:p>
      <text:p text:style-name="P11">Если сигнатура и формат архива соответствует разработанным данной командой, <text:span text:style-name="T20">но архив создан программой из другой лабораторной работы, в режимах распаковки и тестирования необходимо вывести сообщение об этом.</text:span></text:p>
      <text:p text:style-name="P16">5. Написать программу кодирования/декодирования, использующую разработанный формат для кодирования/декодирования <text:span text:style-name="T32">файла</text:span> в соответствии с вариантом.</text:p>
      <text:p text:style-name="P18"><text:soft-page-break/>При этом исходный файл имеет произвольную бинарную ст<text:span text:style-name="T33">руктуру, может содержать произвольные данные и иметь любую длину. Восстановленный из архива файл должен быть полностью идентичен исходному.</text:span></text:p>
      <text:p text:style-name="P7"><text:span text:style-name="T21">6</text:span> <text:span text:style-name="Emphasis"><text:s/></text:span><text:span text:style-name="Emphasis"><text:span text:style-name="T7">(необязательное задание, +</text:span></text:span><text:span text:style-name="Emphasis"><text:span text:style-name="T8">2</text:span></text:span><text:span text:style-name="Emphasis"><text:span text:style-name="T7"> балл</text:span></text:span><text:span text:style-name="Emphasis"><text:span text:style-name="T8">а</text:span></text:span><text:span text:style-name="Emphasis"><text:span text:style-name="T7">).</text:span></text:span> <text:span text:style-name="T19">Предусмотреть в программе </text:span><text:span text:style-name="Основной_20_шрифт_20_абзаца"><text:span text:style-name="T11">возможность </text:span></text:span><text:span text:style-name="Основной_20_шрифт_20_абзаца"><text:span text:style-name="T14">собрать</text:span></text:span><text:span text:style-name="Основной_20_шрифт_20_абзаца"><text:span text:style-name="T11"> в один архив несколько файлов </text:span></text:span><text:span text:style-name="Основной_20_шрифт_20_абзаца"><text:span text:style-name="T12">и восстановить их с прежними именами</text:span></text:span><text:span text:style-name="Основной_20_шрифт_20_абзаца"><text:span text:style-name="T11">, причём эта возможность должна быть учтена при разработке заголовка архива. При этом нет необходимости сжимать папки.</text:span></text:span></text:p>
      <text:p text:style-name="P7"><text:span text:style-name="Основной_20_шрифт_20_абзаца"><text:span text:style-name="T13">7</text:span></text:span><text:span text:style-name="Основной_20_шрифт_20_абзаца"><text:span text:style-name="T11"> </text:span></text:span><text:span text:style-name="Emphasis"><text:span text:style-name="T11"><text:s/></text:span></text:span><text:span text:style-name="Emphasis"><text:span text:style-name="T16">(необязательное задание, +2 балла).</text:span></text:span><text:span text:style-name="Основной_20_шрифт_20_абзаца"><text:span text:style-name="T11"> Предусмотреть в программе возможность сжать не только несколько файлов, но и иерархическую структуру папок.</text:span></text:span></text:p>
      <text:h text:style-name="P48" text:outline-level="2">Варианты заданий</text:h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35">1</text:p>
          </table:table-cell>
          <table:table-cell table:style-name="Таблица8.A1" office:value-type="string">
            <text:p text:style-name="P38">Разделение данных на блоки случайной <text:span text:style-name="T35">(переменной от 1 до 16 байт)</text:span> длины, разделяемые символом (байтом) <text:span text:style-name="T47">'</text:span>q<text:span text:style-name="T47">'</text:span> <text:span text:style-name="T45">и порядковым номером блока с 1 (после 255 следует номер 1)</text:span></text:p>
          </table:table-cell>
        </table:table-row>
        <table:table-row table:style-name="Таблица8.1">
          <table:table-cell table:style-name="Таблица8.A1" office:value-type="string">
            <text:p text:style-name="P35">2</text:p>
          </table:table-cell>
          <table:table-cell table:style-name="Таблица8.A1" office:value-type="string">
            <text:p text:style-name="P37">Разделение данных на блоки случайной<text:span text:style-name="T36"> (переменной от 1 до 16 байт)</text:span> длины, раз<text:span text:style-name="T9">мер каждого блока указывается в его заголовке</text:span></text:p>
          </table:table-cell>
        </table:table-row>
        <table:table-row table:style-name="Таблица8.1">
          <table:table-cell table:style-name="Таблица8.A3" office:value-type="string">
            <text:p text:style-name="P36">3</text:p>
          </table:table-cell>
          <table:table-cell table:style-name="Таблица8.A3" office:value-type="string">
            <text:p text:style-name="P36">Добавление <text:span text:style-name="T45">после</text:span> каждо<text:span text:style-name="T45">го</text:span> байт<text:span text:style-name="T45">а</text:span> данных двух нулевых бит<text:span text:style-name="T46">ов</text:span> (то есть 4 байта исходного файла кодируются 5 байтами)</text:p>
          </table:table-cell>
        </table:table-row>
      </table:table>
      <text:h text:style-name="P47" text:outline-level="2">Порядок выполнения работы</text:h>
      <text:p text:style-name="P6">1. В таблице заданий выберите свой вариант, определив его по формуле</text:p>
      <text:p text:style-name="P1">(№ <text:span text:style-name="T18">команды</text:span> — 1) % (Количество вариантов) <text:span text:style-name="T19">+ 1</text:span><text:tab/><text:tab/>(1)</text:p>
      <text:p text:style-name="P32">где % — оператор получения остатка от деления. В частности, если варианта <text:span text:style-name="T34">3</text:span>, то у студента с номером компьютера 5 будет <text:span text:style-name="T41">2</text:span>-й вариант, т. к. (5-1)%<text:span text:style-name="T34">3+1</text:span>=<text:span text:style-name="T41">2</text:span>.</text:p>
      <text:p text:style-name="P6">2. В произвольной программной оболочке создайте <text:span text:style-name="T22">программу/программы в соответствии с заданием.</text:span></text:p>
      <text:p text:style-name="P22">3. Продемонстрируйте кодирование/декодирование на текстовых и бинарных файлах:</text:p>
      <text:p text:style-name="P24">— корректно ли происходит кодирование?</text:p>
      <text:p text:style-name="P24">— как выглядит заголовок архива в hexdump, где расположены сигнатура и основные поля?</text:p>
      <text:p text:style-name="P24">— выдаётся ли сообщение о попытке повторного кодирования файла-архива?</text:p>
      <text:p text:style-name="P24"><text:soft-page-break/>— возможно ли без дополнительных указаний пользователя корректное восстановление файла, хранимого в архиве без изменений (задание 4) и файла, изменённого по варианту (задание 5)?</text:p>
      <text:p text:style-name="P23"><text:span text:style-name="T41">— совпадает ли восстановленный файл с исходным</text:span>?</text:p>
      <text:p text:style-name="P24">— выдаётся ли сообщение об ошибке при попытке декодирования файла, не являющегося архивом разработанного формата?</text:p>
      <text:h text:style-name="Heading_20_2" text:outline-level="2">Требования к отчёту</text:h>
      <text:p text:style-name="P20">Если л/р защищается на том же занятии, на котором была сделана, отчёт может не оформляться <text:span text:style-name="T39">(достаточно устных комментариев)</text:span>.</text:p>
      <text:p text:style-name="P5"><text:span text:style-name="T40">Для заранее выполненных работ о</text:span>тчёт по проделанной работе <text:span text:style-name="T37">помещается в комментарии к программному коду и</text:span> должен состоять из следующих частей:</text:p>
      <text:p text:style-name="Text_20_body">— заголовок (№ группы, ФИО, название лабораторной работы, дата выполнения);</text:p>
      <text:p text:style-name="Text_20_body">— <text:span text:style-name="T38">сигнатура и формат архива (описание структуры файла и основных полей заголовка);</text:span></text:p>
      <text:p text:style-name="P21">— вариант (№ и текст).</text:p>
      <text:h text:style-name="P50" text:outline-level="3">Утилиты</text:h>
      <text:h text:style-name="P51" text:outline-level="4">hexdump</text:h>
      <text:p text:style-name="P30"><text:span text:style-name="T2">hexdump</text:span> <text:span text:style-name="T1">—</text:span> простая консольная утилита для <text:span text:style-name="Strong_20_Emphasis">просмотра</text:span> файлов в шестнадцатеричном виде <text:span text:style-name="T1">(то есть в том виде, как они представлены на диске)</text:span>. <text:span text:style-name="T1">По умолчанию выводит данные в виде двухоктетных слов. Для побайтового вывода используется ключ -C. </text:span></text:p>
      <text:p text:style-name="P29"><text:span text:style-name="T42">Ключ</text:span> -v <text:span text:style-name="T42">— в</text:span>ывод данных полностью (без замены одинаковых строк на «*»).</text:p>
      <text:p text:style-name="P29"><text:span text:style-name="T42">Ключ</text:span> -e (за н<text:span text:style-name="T42">им</text:span> следует формат<text:span text:style-name="T42">ная строка</text:span>) <text:span text:style-name="T42">— н</text:span>естандартный формат вывода; <text:span text:style-name="T42">форматная строка —</text:span> <text:span text:style-name="T42">как в printf</text:span>. </text:p>
      <text:p text:style-name="P31">Например, команда</text:p>
      <text:p text:style-name="P2">$ hexdump -C /tmp/test-utf8.txt</text:p>
      <text:p text:style-name="P34">если в файле /tmp/test-utf8.txt находится текст</text:p>
      <text:p text:style-name="P44">Любя, съешь щипцы, — вздохнёт мэр, — кайф жгуч (1234567890+ .?-)</text:p>
      <text:p text:style-name="P44">Nymphs blitz quick vex dwarf jog.</text:p>
      <text:p text:style-name="P34"><text:span text:style-name="T3">в кодировке UTF-8, </text:span>выведет на стандартный вывод</text:p>
      <text:p text:style-name="P43">00000000 d0 9b d1 8e d0 b1 d1 8f 2c 20 d1 81 d1 8a d0 b5 |........, ......|</text:p>
      <text:p text:style-name="P43">00000010 d1 88 d1 8c 20 d1 89 d0 b8 d0 bf d1 86 d1 8b 2c |.... ..........,|</text:p>
      <text:p text:style-name="P43">00000020 20 e2 80 94 20 d0 b2 d0 b7 d0 b4 d0 be d1 85 d0 | ... ...........|</text:p>
      <text:p text:style-name="P43"><text:soft-page-break/>00000030 bd d1 91 d1 82 20 d0 bc d1 8d d1 80 2c 20 e2 80 |..... ......, ..|</text:p>
      <text:p text:style-name="P43">00000040 94 20 d0 ba d0 b0 d0 b9 d1 84 20 d0 b6 d0 b3 d1 |. ........ .....|</text:p>
      <text:p text:style-name="P43">00000050 83 d1 87 20 28 31 32 33 34 35 36 37 38 39 30 2b |... (1234567890+|</text:p>
      <text:p text:style-name="P43">00000060 20 2e 3f 2d 29 0a 4e 79 6d 70 68 73 20 62 6c 69 | .?-).Nymphs bli|</text:p>
      <text:p text:style-name="P43">00000070 74 7a 20 71 75 69 63 6b 20 76 65 78 20 64 77 61 |tz quick vex dwa|</text:p>
      <text:p text:style-name="P44">00000080 72 66 20 6a 6f 67 2e 0a |rf jog..|</text:p>
      <text:p text:style-name="P34">слева <text:span text:style-name="T4">— номера строк (в строке 10</text:span><text:span text:style-name="T5">16</text:span><text:span text:style-name="T4"> = 16</text:span><text:span text:style-name="T5">10</text:span> <text:span text:style-name="T4">октетов),</text:span> <text:span text:style-name="T4">по центру</text:span> — октеты, <text:span text:style-name="T4">справа</text:span> — их ASCII-представление.</text:p>
      <text:p text:style-name="P29"><text:span text:style-name="T42">Построчный вывод октетов</text:span>:</text:p>
      <text:p text:style-name="P45">$ echo "000123" &gt; /tmp/123.txt</text:p>
      <text:p text:style-name="P45">$ cat /tmp/123.txt</text:p>
      <text:p text:style-name="P45">000123</text:p>
      <text:p text:style-name="P45">ida@max:~$ <text:s/>hexdump -C /tmp/123.txt </text:p>
      <text:p text:style-name="P45">00000000 <text:s/>30 30 30 31 32 33 0a <text:s text:c="29"/>|000123.|</text:p>
      <text:p text:style-name="P45">00000007</text:p>
      <text:p text:style-name="P45">$ hexdump -e '/1 "%02X\n"' /tmp/123.txt </text:p>
      <text:p text:style-name="P45">30</text:p>
      <text:p text:style-name="P45">*</text:p>
      <text:p text:style-name="P45">31</text:p>
      <text:p text:style-name="P45">32</text:p>
      <text:p text:style-name="P45">33</text:p>
      <text:p text:style-name="P45">0A</text:p>
      <text:p text:style-name="P45">$ hexdump -ve '/1 "%02X\n"' /tmp/123.txt </text:p>
      <text:p text:style-name="P45">30</text:p>
      <text:p text:style-name="P45">30</text:p>
      <text:p text:style-name="P45">30</text:p>
      <text:p text:style-name="P45">31</text:p>
      <text:p text:style-name="P45">32</text:p>
      <text:p text:style-name="P45">33</text:p>
      <text:p text:style-name="P45">0A</text:p>
      <text:h text:style-name="P53" text:outline-level="4">xxd</text:h>
      <text:p text:style-name="P46"><text:span text:style-name="Strong_20_Emphasis">xxd</text:span><text:span text:style-name="T6"> — простая консольная утилита для </text:span><text:span text:style-name="Strong_20_Emphasis"><text:span text:style-name="T6">просмотра и редактирования</text:span></text:span><text:span text:style-name="T6"> файлов в шестнадцатеричном/двоичном виде.</text:span></text:p>
      <text:h text:style-name="P52" text:outline-level="4">diff</text:h>
      <text:p text:style-name="P25"><text:span text:style-name="Strong_20_Emphasis">diff</text:span> — утилита сравнения файлов, выводящая разницу между двумя файлами. Формат вызова:</text:p>
      <text:p text:style-name="P3">diff [опции] from-файл to-файл</text:p>
      <text:p text:style-name="P27">В простейшем случае diff сравнивает содержимое двух файлов, from-файла и to-файла. Если from-файл — это каталог, а to-файл — нет, то diff сравнивает файл from-файл/to-файл с файлом to-file. Точно так же для случая, когда from-файл — это не каталог, а to-файл — каталог. Если и from-файл, и to-файл — каталоги, то <text:soft-page-break/>diff сравнивает соответствующие файлы в обоих каталогах, в алфавитном порядке; данное сравнение будет выполняться рекурсивно, если задан <text:span text:style-name="T43">ключ</text:span> -r или --recursive.</text:p>
      <text:p text:style-name="P25"><text:span text:style-name="T43">Ключи</text:span> diff начинаются с -, так что обычно from-файл и to-файл не могут начинаться с символа -. Однако, аргумент -- говорит, что <text:span text:style-name="T44">ключи</text:span> закончились и следующий за ним аргумент является именем файла, даже если он начинается с символа -.</text:p>
      <text:p text:style-name="P26">Большинство <text:span text:style-name="T43">ключей</text:span> имеет два эквивалентных названия: однобуквенное, которое начинается с -, и длинное, начинающееся с --. Несколько однобуквенных <text:span text:style-name="T43">ключей</text:span>, не имеющих аргументов, могут быть скомбинированы в одно слово: -ac эквивалентно -a -c.</text:p>
      <text:h text:style-name="P54" text:outline-level="5">Основные <text:span text:style-name="T43">ключи</text:span></text:h>
      <text:p text:style-name="P3">--text</text:p>
      <text:p text:style-name="P3">-a</text:p>
      <text:p text:style-name="P34">Считать все файлы текстовыми и сравнивать их построчно, даже если они не выглядят текстовыми.</text:p>
      <text:p text:style-name="P3">--ignore-all-space</text:p>
      <text:p text:style-name="P3">-b</text:p>
      <text:p text:style-name="P34">Игнорировать изменения в количестве пробелов, табуляций и т. п.</text:p>
      <text:p text:style-name="P3">--ignore-blank-lines </text:p>
      <text:p text:style-name="P3">-B</text:p>
      <text:p text:style-name="P34">Игнорировать<text:span text:style-name="T6"> изменения, касающиеся только вставки или удаления пустых строк.</text:span></text:p>
      <text:p text:style-name="P3">--brief</text:p>
      <text:p text:style-name="P3">-q</text:p>
      <text:p text:style-name="P34">Извещать только о самом факте различия файлов, без каких-либо подробностей.</text:p>
      <text:p text:style-name="P3">--ignore-case</text:p>
      <text:p text:style-name="P3">-i</text:p>
      <text:p text:style-name="P34">Игнорировать изменения в регистре символов; считать буквы верхнего и нижнего регистров (строчные и прописные) эквивалентными.</text:p>
      <text:p text:style-name="P3">--recursive</text:p>
      <text:p text:style-name="P3">-r</text:p>
      <text:p text:style-name="P34">При сравнении каталогов производить рекурсивное сравнение всех найденных подкаталогов.</text:p>
      <text:p text:style-name="P3">--report-identical-files</text:p>
      <text:p text:style-name="P3">-s</text:p>
      <text:p text:style-name="P34">Сообщать, что два файла являются одинаковыми.</text:p>
      <text:h text:style-name="P54" text:outline-level="5"><text:soft-page-break/>Примеры использования</text:h>
      <text:p text:style-name="P25">Сравнение различных бинарных файлов:</text:p>
      <text:p text:style-name="P3">$ diff /bin/ls /bin/nc</text:p>
      <text:p text:style-name="P3">Binary files /bin/ls and /bin/nc differ</text:p>
      <text:p text:style-name="P34">Сравнение одинаковых файлов (утилита ничего не помещает в стандартный вывод):</text:p>
      <text:p text:style-name="P3">$ diff /bin/ls /bin/ls</text:p>
      <text:p text:style-name="P34">Сравнение одинаковых файлов с требованием сообщать о совпадении:</text:p>
      <text:p text:style-name="P3">$ diff /bin/ls /bin/ls -s</text:p>
      <text:p text:style-name="P3">Файлы /bin/ls и /bin/ls идентичны</text:p>
      <text:p text:style-name="P34">Сравнение различных текстовых файлов:</text:p>
      <text:p text:style-name="P3">$ diff /tmp/test-utf8.txt /tmp/test2.txt </text:p>
      <text:p text:style-name="P3">2c2</text:p>
      <text:p text:style-name="P3">&lt; Nymphs blitz quick vex dwarf jog.</text:p>
      <text:p text:style-name="P3">---</text:p>
      <text:p text:style-name="P3">&gt; Nymphs blitz quick vex dwarf cat.</text:p>
      <text:p text:style-name="P33">где в файле /tmp/test-utf8.txt находится текст</text:p>
      <text:p text:style-name="P44">Любя, съешь щипцы, — вздохнёт мэр, — кайф жгуч (1234567890+ .?-)</text:p>
      <text:p text:style-name="P44">Nymphs blitz quick vex dwarf jog.</text:p>
      <text:p text:style-name="P41">в файле /tmp/test2.txt находится текст</text:p>
      <text:p text:style-name="P44">Любя, съешь щипцы, — вздохнёт мэр, — кайф жгуч (1234567890+ .?-)</text:p>
      <text:p text:style-name="P42">Nymphs blitz quick vex dwarf cat.</text:p>
      <text:p text:style-name="Subtitle">Утилита GNU/Linux diff по умолчанию считает файлы, различающиеся хотя бы на один байт, разными. </text:p>
      <text:p text:style-name="Text_20_body"/>
      <text:p text:style-name="Subtitle">Утилита MS DOS/Windows FC по умолчанию считает некоторые различия несущественными и игнорирует; необходим ключ /B (двоичный режим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ahoma2" svg:font-family="Tahoma"/>
    <style:font-face style:name="Times New Roman3" svg:font-family="'Times New Roman'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style-name="Normal" style:font-family-generic="roman" style:font-pitch="variable" fo:font-size="13pt" fo:language="ru" fo:country="RU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line-height="150%" fo:text-align="justify" style:justify-single-word="false" fo:text-indent="1.251cm" style:auto-text-indent="false"/>
      <style:text-properties style:text-underline-style="non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Times New Roman" fo:font-family="'Times New Roman'" style:font-style-name="Normal" style:font-family-generic="roman" style:font-pitch="variable" fo:font-size="13pt" style:font-name-asian="DejaVu Sans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1" fo:font-family="'Times New Roman'" style:font-family-generic="swiss" style:font-pitch="variable" fo:font-size="13pt" fo:font-style="normal" style:text-underline-style="none" fo:font-weight="bold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199cm" fo:margin-bottom="0.199cm" loext:contextual-spacing="false" fo:text-align="center" style:justify-single-word="false"/>
      <style:text-properties fo:font-size="14pt" style:text-underline-style="none" fo:font-weight="bold"/>
    </style:style>
    <style:style style:name="Text" style:family="paragraph" style:parent-style-name="Standard" style:class="extra">
      <style:paragraph-properties style:text-autospace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7" style:display-name="Heading 7" style:family="paragraph" style:parent-style-name="Title" style:next-style-name="Text_20_body" style:class="text" style:master-page-name="">
      <style:paragraph-properties fo:margin-left="0cm" fo:margin-right="0cm" fo:margin-top="0cm" fo:margin-bottom="0cm" loext:contextual-spacing="false" fo:line-height="100%" fo:text-align="start" style:justify-single-word="false" fo:keep-together="always" fo:orphans="0" fo:widows="0" fo:text-indent="0cm" style:auto-text-indent="false" style:page-number="auto"/>
      <style:text-properties style:font-name="Times New Roman1" fo:font-family="'Times New Roman'" style:font-family-generic="swiss" style:font-pitch="variable" fo:font-size="13pt" fo:font-style="normal" style:text-underline-style="none" fo:font-weight="bold" style:font-size-asian="75%" style:font-weight-asian="bold" style:font-size-complex="75%" style:font-weight-complex="bold"/>
    </style:style>
    <style:style style:name="Table_20__28_user_29_" style:display-name="Table (user)" style:family="paragraph" style:parent-style-name="Standard">
      <style:text-properties fo:font-size="11pt" style:font-size-complex="11pt"/>
    </style:style>
    <style:style style:name="Heading_20_1" style:display-name="Heading 1" style:family="paragraph" style:parent-style-name="Standard" style:next-style-name="Text_20_body" style:class="text">
      <style:paragraph-properties fo:margin-left="1.251cm" fo:margin-right="1.251cm" fo:margin-top="0.499cm" fo:margin-bottom="0.499cm" loext:contextual-spacing="false" fo:text-align="center" style:justify-single-word="false" fo:text-indent="0cm" style:auto-text-indent="false" fo:keep-with-next="always"/>
      <style:text-properties fo:font-size="16pt" fo:font-weight="bold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</style:style>
    <style:style style:name="Растяжка" style:family="paragraph" style:parent-style-name="Text_20_body">
      <style:paragraph-properties fo:margin-left="1.251cm" fo:margin-right="0cm" fo:text-align="justify" fo:text-align-last="justify" style:justify-single-word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3cm" fo:margin-right="0cm" fo:text-indent="0cm" style:auto-text-indent="false"/>
    </style:style>
    <style:style style:name="Стиль1" style:family="paragraph" style:parent-style-name="Standard">
      <style:paragraph-properties fo:margin-left="0.058cm" fo:margin-right="0.557cm" style:line-height-at-least="0.564cm" fo:text-align="justify" style:justify-single-word="false" fo:text-indent="0.838cm" style:auto-text-indent="false" style:text-autospace="none"/>
      <style:text-properties style:font-name="Times New Roman2" fo:font-family="'Times New Roman'" style:font-family-generic="roman" style:font-pitch="variable" fo:font-size="12pt" style:font-size-asian="12pt" style:font-name-complex="Times New Roman2" style:font-family-complex="'Times New Roman'" style:font-family-generic-complex="roman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, 'Trebuchet MS'" style:font-family-generic="swiss" style:font-pitch="variable" fo:font-size="11pt" style:font-size-asian="11pt" style:font-name-complex="Times New Roman2" style:font-family-complex="'Times New Roman'" style:font-family-generic-complex="roman" style:font-pitch-complex="variable" style:font-size-complex="11pt"/>
    </style:style>
    <style:style style:name="Обычный_20__28_Web_29_" style:display-name="Обычный (Web)" style:family="paragraph" style:parent-style-name="Standard">
      <style:paragraph-properties fo:margin-top="0.494cm" fo:margin-bottom="0.494cm" loext:contextual-spacing="false"/>
      <style:text-properties style:font-name="Times New Roman2" fo:font-family="'Times New Roman'" style:font-family-generic="roman" style:font-pitch="variable" fo:font-size="12pt" style:font-name-asian="Calibri" style:font-family-asian="Calibri, 'Trebuchet MS'" style:font-family-generic-asian="swiss" style:font-pitch-asian="variable" style:font-size-asian="12pt" style:font-name-complex="Times New Roman2" style:font-family-complex="'Times New Roman'" style:font-family-generic-complex="roman" style:font-pitch-complex="variable" style:font-size-complex="12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4_20_Start" style:display-name="Numbering 4 Start" style:family="paragraph" style:parent-style-name="List" style:class="list">
      <style:paragraph-properties fo:margin-left="0.058cm" fo:margin-right="0.148cm" fo:margin-top="0cm" fo:margin-bottom="0cm" loext:contextual-spacing="false" fo:line-height="150%" fo:text-align="justify" style:justify-single-word="false" fo:text-indent="1.251cm" style:auto-text-indent="false"/>
      <style:text-properties style:font-name="Times New Roman3" fo:font-family="'Times New Roman'" fo:font-size="12pt" fo:font-style="normal" style:text-underline-style="none" fo:font-weight="normal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9cm" fo:margin-bottom="0.199cm" loext:contextual-spacing="false" fo:text-align="center" style:justify-single-word="false" fo:keep-with-next="always"/>
      <style:text-properties fo:color="#000000" style:font-name="Times New Roman2" fo:font-family="'Times New Roman'" style:font-family-generic="roman" style:font-pitch="variable" fo:font-size="14pt" fo:language="ru" fo:country="RU" fo:font-weight="bold" style:font-weight-asian="bold"/>
    </style:style>
    <style:style style:name="_21_Подрисуночная_20_подпись" style:display-name="!Подрисуночная подпись" style:family="paragraph" style:parent-style-name="Standard" style:next-style-name="Text_20_body" style:list-style-name="Рисунки" style:class="text" style:master-page-name="">
      <loext:graphic-properties draw:fill="none" draw:fill-color="#99ccff"/>
      <style:paragraph-properties fo:margin-top="0.212cm" fo:margin-bottom="0.423cm" loext:contextual-spacing="false" fo:text-align="center" style:justify-single-word="false" fo:keep-together="always" fo:orphans="0" fo:widows="0" style:page-number="auto" fo:background-color="transparent"/>
    </style:style>
    <style:style style:name="_21_Рисунок" style:display-name="!Рисунок" style:family="paragraph" style:parent-style-name="Standard" style:next-style-name="_21_Подрисуночная_20_подпись" style:class="text" style:master-page-name="">
      <style:paragraph-properties fo:margin-top="0.3cm" fo:margin-bottom="0.199cm" loext:contextual-spacing="false" fo:text-align="center" style:justify-single-word="false" fo:keep-together="always" fo:orphans="0" fo:widows="0" style:page-number="auto" fo:keep-with-next="always"/>
    </style:style>
    <style:style style:name="Preformatted_20_Text" style:display-name="Preformatted Text" style:family="paragraph" style:parent-style-name="Standard" style:class="html" style:master-page-name="">
      <style:paragraph-properties fo:margin-left="2.499cm" fo:margin-right="0cm" fo:margin-top="0cm" fo:margin-bottom="0cm" loext:contextual-spacing="false" fo:line-height="150%" fo:text-indent="0cm" style:auto-text-indent="false" style:page-number="auto"/>
      <style:text-properties style:font-name="Courier New1" fo:font-family="'Courier New'" style:font-style-name="Normal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99cm" loext:contextual-spacing="false" fo:text-align="center" style:justify-single-word="false" fo:keep-together="always" fo:orphans="0" fo:widows="0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line-height="150%" fo:text-align="center" style:justify-single-word="false" fo:keep-together="always" fo:orphans="0" fo:widows="0" style:page-number="auto" fo:keep-with-next="always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Drawing" style:family="paragraph" style:parent-style-name="Text_20_body" style:class="extra" style:master-page-name="">
      <style:paragraph-properties fo:margin-left="0cm" fo:margin-right="0cm" fo:margin-top="0.3cm" fo:margin-bottom="0.3cm" loext:contextual-spacing="false" fo:text-align="center" style:justify-single-word="false" fo:keep-together="always" fo:orphans="0" fo:widows="0" fo:text-indent="0cm" style:auto-text-indent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Текст_20_в_20_заданном_20_формате_20_без_20_отступа_20_мелкий" style:display-name="Текст в заданном формате без отступа мелкий" style:family="paragraph" style:parent-style-name="Preformatted_20_Text">
      <style:paragraph-properties fo:margin-left="0cm" fo:margin-right="0cm" fo:text-indent="0cm" style:auto-text-indent="false" style:shadow="none"/>
      <style:text-properties fo:font-size="9pt"/>
    </style:style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text-indent="0cm" style:auto-text-indent="false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2" fo:font-family="'Times New Roman'" style:font-family-generic="roman" style:font-pitch="variable" fo:font-size="14pt" fo:language="ru" fo:country="RU" style:letter-kerning="true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text-underline-style="none"/>
    </style:style>
    <style:style style:name="Heading_20_5" style:display-name="Heading 5" style:family="paragraph" style:parent-style-name="Heading_20_4" style:next-style-name="Text_20_body" style:default-outline-level="5" style:class="text" style:master-page-name="">
      <style:paragraph-properties fo:text-align="start" style:justify-single-word="false" style:page-number="auto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fo:hyphenation-remain-char-count="2" fo:hyphenation-push-char-count="2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Строчные" style:family="text">
      <style:text-properties fo:text-transform="lowercase" style:font-size-asian="10.5pt"/>
    </style:style>
    <style:style style:name="Внутритекстовая_20_формула" style:display-name="Внутритекстовая формула" style:family="text" style:parent-style-name="Emphasis">
      <style:text-properties fo:language="zxx" fo:country="none" style:font-size-asian="10.5pt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inition" style:family="text"/>
    <style:style style:name="Зелёный" style:family="text">
      <style:text-properties fo:color="#008000" style:font-name="Times New Roman" fo:font-family="'Times New Roman'" style:font-style-name="Normal" style:font-family-generic="roman" style:font-pitch="variable" fo:font-size="13pt" fo:language="ru" fo:country="RU" style:text-underline-style="none" officeooo:rsid="002ac6e5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Zeichenforma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Основной_20_шрифт_20_абзаца" style:display-name="Основной шрифт абзаца" style:family="text"/>
    <style:style style:name="Знак_20_сноски" style:display-name="Знак сноски" style:family="text" style:parent-style-name="Основной_20_шрифт_20_абзаца">
      <style:text-properties style:text-position="super 67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Numbering_20_Symbols" style:num-prefix="—" style:num-suffix=" " style:num-format="">
        <style:list-level-properties text:min-label-width="0.64cm"/>
      </text:list-level-style-number>
      <text:list-level-style-number text:level="2" text:style-name="Numbering_20_Symbols" style:num-prefix="—" style:num-suffix=" " style:num-format="">
        <style:list-level-properties text:space-before="4.426cm" text:min-label-width="0.64cm"/>
      </text:list-level-style-number>
      <text:list-level-style-number text:level="3" text:style-name="Numbering_20_Symbols" style:num-prefix="—" style:num-suffix=" " style:num-format="">
        <style:list-level-properties text:space-before="5.696cm" text:min-label-width="0.64cm"/>
      </text:list-level-style-number>
      <text:list-level-style-number text:level="4" text:style-name="Numbering_20_Symbols" style:num-prefix="—" style:num-suffix=" " style:num-format="">
        <style:list-level-properties text:space-before="6.966cm" text:min-label-width="0.64cm"/>
      </text:list-level-style-number>
      <text:list-level-style-number text:level="5" text:style-name="Numbering_20_Symbols" style:num-prefix="—" style:num-suffix=" " style:num-format="">
        <style:list-level-properties text:space-before="8.236cm" text:min-label-width="0.64cm"/>
      </text:list-level-style-number>
      <text:list-level-style-number text:level="6" text:style-name="Numbering_20_Symbols" style:num-prefix="—" style:num-suffix=" " style:num-format="">
        <style:list-level-properties text:space-before="9.506cm" text:min-label-width="0.64cm"/>
      </text:list-level-style-number>
      <text:list-level-style-number text:level="7" text:style-name="Numbering_20_Symbols" style:num-prefix="—" style:num-suffix=" " style:num-format="">
        <style:list-level-properties text:space-before="10.776cm" text:min-label-width="0.64cm"/>
      </text:list-level-style-number>
      <text:list-level-style-number text:level="8" text:style-name="Numbering_20_Symbols" style:num-prefix="—" style:num-suffix=" " style:num-format="">
        <style:list-level-properties text:space-before="12.046cm" text:min-label-width="0.64cm"/>
      </text:list-level-style-number>
      <text:list-level-style-number text:level="9" text:style-name="Numbering_20_Symbols" style:num-prefix="—" style:num-suffix=" " style:num-format="">
        <style:list-level-properties text:space-before="13.316cm" text:min-label-width="0.64cm"/>
      </text:list-level-style-number>
      <text:list-level-style-number text:level="10" text:style-name="Numbering_20_Symbols" style:num-prefix="—" style:num-suffix=" " style:num-format="">
        <style:list-level-properties text:space-before="6.35cm" text:min-label-width="0.64cm"/>
      </text:list-level-style-number>
    </text:list-style>
    <text:list-style style:name="WW8Num2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number text:level="2" text:style-name="Zeichenformat" style:num-suffix="." style:num-format="1">
        <style:list-level-properties text:space-before="1.905cm" text:min-label-width="0.635cm"/>
      </text:list-level-style-number>
      <text:list-level-style-number text:level="3" text:style-name="Zeichenformat" style:num-suffix="." style:num-format="1">
        <style:list-level-properties text:space-before="3.175cm" text:min-label-width="0.635cm"/>
      </text:list-level-style-number>
      <text:list-level-style-number text:level="4" text:style-name="Zeichenformat" style:num-suffix="." style:num-format="1">
        <style:list-level-properties text:space-before="4.445cm" text:min-label-width="0.635cm"/>
      </text:list-level-style-number>
      <text:list-level-style-number text:level="5" text:style-name="Zeichenformat" style:num-suffix="." style:num-format="1">
        <style:list-level-properties text:space-before="5.715cm" text:min-label-width="0.635cm"/>
      </text:list-level-style-number>
      <text:list-level-style-number text:level="6" text:style-name="Zeichenformat" style:num-suffix="." style:num-format="1">
        <style:list-level-properties text:space-before="6.985cm" text:min-label-width="0.635cm"/>
      </text:list-level-style-number>
      <text:list-level-style-number text:level="7" text:style-name="Zeichenformat" style:num-suffix="." style:num-format="1">
        <style:list-level-properties text:space-before="8.255cm" text:min-label-width="0.635cm"/>
      </text:list-level-style-number>
      <text:list-level-style-number text:level="8" text:style-name="Zeichenformat" style:num-suffix="." style:num-format="1">
        <style:list-level-properties text:space-before="9.525cm" text:min-label-width="0.635cm"/>
      </text:list-level-style-number>
      <text:list-level-style-number text:level="9" text:style-name="Zeichenformat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text:style-name="Zeichenformat" style:num-suffix="." style:num-format="1">
        <style:list-level-properties/>
      </text:list-level-style-number>
      <text:list-level-style-number text:level="2" text:style-name="Zeichenformat" style:num-suffix="." style:num-format="a" style:num-letter-sync="true">
        <style:list-level-properties/>
      </text:list-level-style-number>
      <text:list-level-style-number text:level="3" text:style-name="Zeichenformat" style:num-suffix="." style:num-format="i">
        <style:list-level-properties fo:text-align="end"/>
      </text:list-level-style-number>
      <text:list-level-style-number text:level="4" text:style-name="Zeichenformat" style:num-suffix="." style:num-format="1">
        <style:list-level-properties/>
      </text:list-level-style-number>
      <text:list-level-style-number text:level="5" text:style-name="Zeichenformat" style:num-suffix="." style:num-format="a" style:num-letter-sync="true">
        <style:list-level-properties/>
      </text:list-level-style-number>
      <text:list-level-style-number text:level="6" text:style-name="Zeichenformat" style:num-suffix="." style:num-format="i">
        <style:list-level-properties fo:text-align="end"/>
      </text:list-level-style-number>
      <text:list-level-style-number text:level="7" text:style-name="Zeichenformat" style:num-suffix="." style:num-format="1">
        <style:list-level-properties/>
      </text:list-level-style-number>
      <text:list-level-style-number text:level="8" text:style-name="Zeichenformat" style:num-suffix="." style:num-format="a" style:num-letter-sync="true">
        <style:list-level-properties/>
      </text:list-level-style-number>
      <text:list-level-style-number text:level="9" text:style-name="Zeichenformat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Zeichenformat" style:num-suffix="." style:num-format="1">
        <style:list-level-properties/>
      </text:list-level-style-number>
      <text:list-level-style-number text:level="2" text:style-name="Zeichenformat" style:num-suffix="." style:num-format="a" style:num-letter-sync="true">
        <style:list-level-properties/>
      </text:list-level-style-number>
      <text:list-level-style-number text:level="3" text:style-name="Zeichenformat" style:num-suffix="." style:num-format="i">
        <style:list-level-properties fo:text-align="end"/>
      </text:list-level-style-number>
      <text:list-level-style-number text:level="4" text:style-name="Zeichenformat" style:num-suffix="." style:num-format="1">
        <style:list-level-properties/>
      </text:list-level-style-number>
      <text:list-level-style-number text:level="5" text:style-name="Zeichenformat" style:num-suffix="." style:num-format="a" style:num-letter-sync="true">
        <style:list-level-properties/>
      </text:list-level-style-number>
      <text:list-level-style-number text:level="6" text:style-name="Zeichenformat" style:num-suffix="." style:num-format="i">
        <style:list-level-properties fo:text-align="end"/>
      </text:list-level-style-number>
      <text:list-level-style-number text:level="7" text:style-name="Zeichenformat" style:num-suffix="." style:num-format="1">
        <style:list-level-properties/>
      </text:list-level-style-number>
      <text:list-level-style-number text:level="8" text:style-name="Zeichenformat" style:num-suffix="." style:num-format="a" style:num-letter-sync="true">
        <style:list-level-properties/>
      </text:list-level-style-number>
      <text:list-level-style-number text:level="9" text:style-name="Zeichenformat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text:style-name="Zeichenformat" style:num-suffix="." style:num-format="1">
        <style:list-level-properties/>
      </text:list-level-style-number>
      <text:list-level-style-number text:level="2" text:style-name="Zeichenformat" style:num-suffix="." style:num-format="a" style:num-letter-sync="true">
        <style:list-level-properties/>
      </text:list-level-style-number>
      <text:list-level-style-number text:level="3" text:style-name="Zeichenformat" style:num-suffix="." style:num-format="i">
        <style:list-level-properties fo:text-align="end"/>
      </text:list-level-style-number>
      <text:list-level-style-number text:level="4" text:style-name="Zeichenformat" style:num-suffix="." style:num-format="1">
        <style:list-level-properties/>
      </text:list-level-style-number>
      <text:list-level-style-number text:level="5" text:style-name="Zeichenformat" style:num-suffix="." style:num-format="a" style:num-letter-sync="true">
        <style:list-level-properties/>
      </text:list-level-style-number>
      <text:list-level-style-number text:level="6" text:style-name="Zeichenformat" style:num-suffix="." style:num-format="i">
        <style:list-level-properties fo:text-align="end"/>
      </text:list-level-style-number>
      <text:list-level-style-number text:level="7" text:style-name="Zeichenformat" style:num-suffix="." style:num-format="1">
        <style:list-level-properties/>
      </text:list-level-style-number>
      <text:list-level-style-number text:level="8" text:style-name="Zeichenformat" style:num-suffix="." style:num-format="a" style:num-letter-sync="true">
        <style:list-level-properties/>
      </text:list-level-style-number>
      <text:list-level-style-number text:level="9" text:style-name="Zeichenformat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Рисунки">
      <text:list-level-style-number text:level="1" style:num-prefix="Рис." style:num-format="1">
        <style:list-level-properties text:min-label-width="0.499cm"/>
      </text:list-level-style-number>
      <text:list-level-style-number text:level="2" style:num-prefix="Рис. " style:num-suffix="." style:num-format="1" text:display-levels="2">
        <style:list-level-properties text:space-before="0.501cm" text:min-label-width="0.499cm"/>
      </text:list-level-style-number>
      <text:list-level-style-number text:level="3" style:num-suffix=")" style:num-format="1">
        <style:list-level-properties text:space-before="1cm" text:min-label-width="0.499cm"/>
      </text:list-level-style-number>
      <text:list-level-style-number text:level="4" style:num-suffix=")" style:num-format="1">
        <style:list-level-properties text:space-before="1.501cm" text:min-label-width="0.499cm"/>
      </text:list-level-style-number>
      <text:list-level-style-number text:level="5" style:num-suffix=")" style:num-format="1">
        <style:list-level-properties text:space-before="2cm" text:min-label-width="0.499cm"/>
      </text:list-level-style-number>
      <text:list-level-style-number text:level="6" style:num-suffix=")" style:num-format="1">
        <style:list-level-properties text:space-before="2.501cm" text:min-label-width="0.499cm"/>
      </text:list-level-style-number>
      <text:list-level-style-number text:level="7" style:num-suffix=")" style:num-format="1">
        <style:list-level-properties text:space-before="3.001cm" text:min-label-width="0.499cm"/>
      </text:list-level-style-number>
      <text:list-level-style-number text:level="8" style:num-suffix=")" style:num-format="1">
        <style:list-level-properties text:space-before="3.502cm" text:min-label-width="0.499cm"/>
      </text:list-level-style-number>
      <text:list-level-style-number text:level="9" style:num-suffix=")" style:num-format="1">
        <style:list-level-properties text:space-before="4.001cm" text:min-label-width="0.499cm"/>
      </text:list-level-style-number>
      <text:list-level-style-number text:level="10" style:num-suffix=")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 LibreOffice_project/10$Build-2</meta:generator>
    <meta:initial-creator>MIET</meta:initial-creator>
    <meta:creation-date>2010-12-13T16:19:00</meta:creation-date>
    <dc:date>2019-12-05T17:17:06.100640507</dc:date>
    <meta:print-date>2011-02-18T09:32:00</meta:print-date>
    <meta:editing-cycles>180</meta:editing-cycles>
    <meta:editing-duration>P4DT41M11S</meta:editing-duration>
    <meta:document-statistic meta:table-count="1" meta:image-count="0" meta:object-count="0" meta:page-count="7" meta:paragraph-count="153" meta:word-count="1522" meta:character-count="10599" meta:non-whitespace-character-count="9151"/>
    <meta:user-defined meta:name="Поле 1"/>
    <meta:user-defined meta:name="Поле 2"/>
    <meta:user-defined meta:name="Поле 3"/>
    <meta:user-defined meta:name="Поле 4"/>
  </office:meta>
</office:document-meta>
</file>